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10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ff00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14025.279215" calcext:value-type="float">
            <text:p>14025.279215</text:p>
          </table:table-cell>
          <table:table-cell table:style-name="Default" table:formula="of:=[.H2]/24/365" office:value-type="float" office:value="1.60105927111872" calcext:value-type="float">
            <text:p>1.60105927111872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BUGGED</text:p>
          </table:table-cell>
          <table:table-cell office:value-type="float" office:value="37.69861" calcext:value-type="float">
            <text:p>37.698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BUGGED</text:p>
          </table:table-cell>
          <table:table-cell office:value-type="float" office:value="39.19278" calcext:value-type="float">
            <text:p>39.19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BUGGED</text:p>
          </table:table-cell>
          <table:table-cell office:value-type="float" office:value="37.67083" calcext:value-type="float">
            <text:p>37.670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BUGGED</text:p>
          </table:table-cell>
          <table:table-cell office:value-type="float" office:value="45.55194" calcext:value-type="float">
            <text:p>45.55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50.75139" calcext:value-type="float">
            <text:p>50.75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9.20139" calcext:value-type="float">
            <text:p>49.20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3.54278" calcext:value-type="float">
            <text:p>43.54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60.55583" calcext:value-type="float">
            <text:p>60.55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1.34806" calcext:value-type="float">
            <text:p>41.34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7.81917" calcext:value-type="float">
            <text:p>37.819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7.66944" calcext:value-type="float">
            <text:p>37.66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7.75167" calcext:value-type="float">
            <text:p>37.75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8.725" calcext:value-type="float">
            <text:p>48.7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9.11972" calcext:value-type="float">
            <text:p>39.11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9.87278" calcext:value-type="float">
            <text:p>49.87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8.49611" calcext:value-type="float">
            <text:p>48.49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9.8275" calcext:value-type="float">
            <text:p>39.8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7.69333" calcext:value-type="float">
            <text:p>37.69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0.06306" calcext:value-type="float">
            <text:p>40.063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9.82306" calcext:value-type="float">
            <text:p>39.823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7.71194" calcext:value-type="float">
            <text:p>37.71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7.69583" calcext:value-type="float">
            <text:p>37.69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4.14778" calcext:value-type="float">
            <text:p>44.147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4.36056" calcext:value-type="float">
            <text:p>44.36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1.58667" calcext:value-type="float">
            <text:p>41.586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52.75278" calcext:value-type="float">
            <text:p>52.75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52.72056" calcext:value-type="float">
            <text:p>52.72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4.39056" calcext:value-type="float">
            <text:p>44.39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1.44611" calcext:value-type="float">
            <text:p>41.44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0.85694" calcext:value-type="float">
            <text:p>40.856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65.31833" calcext:value-type="float">
            <text:p>65.318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57.28861" calcext:value-type="float">
            <text:p>57.288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9.24694" calcext:value-type="float">
            <text:p>39.246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55.89389" calcext:value-type="float">
            <text:p>55.893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9.64528" calcext:value-type="float">
            <text:p>39.645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54.05278" calcext:value-type="float">
            <text:p>54.05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8.46028" calcext:value-type="float">
            <text:p>48.46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8.44083" calcext:value-type="float">
            <text:p>48.440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7.6625" calcext:value-type="float">
            <text:p>37.66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7.82972" calcext:value-type="float">
            <text:p>37.82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7.68667" calcext:value-type="float">
            <text:p>37.686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7.67806" calcext:value-type="float">
            <text:p>37.67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8.80389" calcext:value-type="float">
            <text:p>48.803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8.65972" calcext:value-type="float">
            <text:p>48.65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54.39417" calcext:value-type="float">
            <text:p>54.394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9.44806" calcext:value-type="float">
            <text:p>49.44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7.86972" calcext:value-type="float">
            <text:p>37.86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0.08889" calcext:value-type="float">
            <text:p>40.088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09:52:13.297447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2-02T10:01:11.387527588</dc:date>
    <meta:editing-duration>P5DT9H52M26S</meta:editing-duration>
    <meta:editing-cycles>191</meta:editing-cycles>
    <meta:document-statistic meta:table-count="1" meta:cell-count="3410" meta:object-count="0"/>
  </office:meta>
</office:document-meta>
</file>